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1cm" svg:height="5cm" svg:x="8cm" svg:y="11.7cm">
          <text:p text:style-name="P1">ID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1cm" svg:height="5cm" svg:x="13.1cm" svg:y="4.3cm">
          <text:p text:style-name="P1">WIFI</text:p>
          <text:p text:style-name="P1">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1cm" svg:height="5cm" svg:x="8cm" svg:y="22.6cm">
          <text:p text:style-name="P1">REQUEST </text:p>
          <text:p text:style-name="P1">FI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1cm" svg:height="5cm" svg:x="14.7cm" svg:y="17cm">
          <text:p text:style-name="P1">REQUEST </text:p>
          <text:p text:style-name="P1">FILE PAT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1cm" svg:height="5cm" svg:x="1.7cm" svg:y="6.3cm">
          <text:p text:style-name="P1">READ</text:p>
          <text:p text:style-name="P1">CACH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1cm" svg:height="5cm" svg:x="1.7cm" svg:y="17.2cm">
          <text:p text:style-name="P1">STREAM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6cm" svg:y1="12.7cm" svg:x2="15.3cm" svg:y2="9.2cm">
          <text:p text:style-name="P1">Request </text:p>
          <text:p text:style-name="P1">location</text:p>
        </draw:line>
        <draw:line draw:style-name="gr2" draw:text-style-name="P1" draw:layer="layout" svg:x1="13.7cm" svg:y1="8.4cm" svg:x2="11.2cm" svg:y2="11.8cm">
          <text:p text:style-name="P1">Return </text:p>
          <text:p text:style-name="P1">Location</text:p>
        </draw:line>
        <draw:line draw:style-name="gr2" draw:text-style-name="P1" draw:layer="layout" svg:x1="13.1cm" svg:y1="14.2cm" svg:x2="16.2cm" svg:y2="16.7cm">
          <text:p text:style-name="P1">Request File</text:p>
          <text:p text:style-name="P1">Path</text:p>
        </draw:line>
        <draw:line draw:style-name="gr2" draw:text-style-name="P1" draw:layer="layout" svg:x1="15.1cm" svg:y1="18cm" svg:x2="12.5cm" svg:y2="15.8cm">
          <text:p text:style-name="P1">HTTP: 4XX</text:p>
          <text:p text:style-name="P1">Error</text:p>
        </draw:line>
        <draw:line draw:style-name="gr2" draw:text-style-name="P1" draw:layer="layout" svg:x1="15.2cm" svg:y1="21cm" svg:x2="12.4cm" svg:y2="23.4cm">
          <text:p text:style-name="P1">HTTP: 200 OK</text:p>
          <text:p text:style-name="P1">Get file from server</text:p>
        </draw:line>
        <draw:line draw:style-name="gr2" draw:text-style-name="P1" draw:layer="layout" svg:x1="10.5cm" svg:y1="22.6cm" svg:x2="10.5cm" svg:y2="16.8cm">
          <text:p text:style-name="P1">HTTP: 4XX</text:p>
          <text:p text:style-name="P1">Error</text:p>
        </draw:line>
        <draw:line draw:style-name="gr2" draw:text-style-name="P1" draw:layer="layout" svg:x1="8.8cm" svg:y1="23.3cm" svg:x2="6.1cm" svg:y2="21.5cm">
          <text:p text:style-name="P1">Stream </text:p>
          <text:p text:style-name="P1">file</text:p>
        </draw:line>
        <draw:line draw:style-name="gr2" draw:text-style-name="P1" draw:layer="layout" svg:x1="5.4cm" svg:y1="17.5cm" svg:x2="5.5cm" svg:y2="11cm">
          <text:p text:style-name="P1">Stream management</text:p>
          <text:p text:style-name="P1">Rewind etc.</text:p>
        </draw:line>
        <draw:line draw:style-name="gr2" draw:text-style-name="P1" draw:layer="layout" svg:x1="3.1cm" svg:y1="11cm" svg:x2="3cm" svg:y2="17.5cm">
          <text:p text:style-name="P1">Operation </text:p>
          <text:p text:style-name="P1">complete</text:p>
        </draw:line>
        <draw:line draw:style-name="gr2" draw:text-style-name="P1" draw:layer="layout" svg:x1="6.3cm" svg:y1="18.2cm" svg:x2="8.8cm" svg:y2="16cm">
          <text:p text:style-name="P1">Stop/</text:p>
          <text:p text:style-name="P1">Stream complete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m </meta:initial-creator>
    <meta:creation-date>2013-11-21T11:58:35.69</meta:creation-date>
    <dc:date>2013-11-21T23:03:45.58</dc:date>
    <dc:creator>Thomas West</dc:creator>
    <meta:editing-duration>PT16M8S</meta:editing-duration>
    <meta:editing-cycles>3</meta:editing-cycles>
    <meta:generator>OpenOffice/4.0.1$Win32 OpenOffice.org_project/401m5$Build-9714</meta:generator>
    <meta:document-statistic meta:object-count="16"/>
  </office:meta>
</office:document-meta>
</file>